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blog.luzi82.com/&quot;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formula="of:=[.$C40]" office:value-type="string" office:string-value="http://blog.luzi82.com/">
            <text:p>http://blog.luzi82.com/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3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formula="of:=[.$C46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0]" office:value-type="string" office:string-value="luzi82@gmail.com">
            <text:p>luzi82@gmail.com</text:p>
          </table:table-cell>
          <table:table-cell table:formula="of:=[.D50]" office:value-type="string" office:string-value="luzi82@gmail.com">
            <text:p>luzi82@gmail.com</text:p>
          </table:table-cell>
          <table:table-cell table:formula="of:=[.E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formula="of:=[.$C50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slation&quot;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55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55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formula="of:=[.$C59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65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28/03/2010</text:date>, <text:time>15:06:1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3-28T15:06:16</dc:date>
    <meta:editing-duration>PT22H12M51S</meta:editing-duration>
    <meta:editing-cycles>86</meta:editing-cycles>
    <meta:generator>OpenOffice.org/3.1$Unix OpenOffice.org_project/310m19$Build-9420</meta:generator>
    <dc:creator>luzi82 </dc:creator>
    <meta:document-statistic meta:table-count="3" meta:cell-count="168" meta:object-count="0"/>
  </office:meta>
</office:document-meta>
</file>